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mmyMacroRequestContext.getBindStatus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setMessageMap( Map &lt; String , String &gt; messag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Message( String code , List &lt; ? &gt; args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Message( String code , String default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BindStatus( String path , boolean htmlE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set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Messag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DummyMacroRequestContext( ServerWebExchange exchange , ModelMap model ,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mmyMacroRequestContext.getContextUrl( String relativeUrl , Map &lt; String , String &gt;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mmyMacroRequestContext.getMessage( String code , List &lt;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MacroRequestContext.getContextUrl( String relativ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